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B4FEB361D0D130B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425cm, 3.724cm, 13.123cm, 2.776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6cm" svg:height="21.799cm" svg:x="0.992cm" svg:y="2.492cm">
          <draw:image xlink:href="Pictures/10000000000005E8000007E0B4FEB361D0D130B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5T13:22:12.894308879</dc:date>
    <meta:editing-duration>PT3M34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